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officeooo:rsid="000fae21" officeooo:paragraph-rsid="000fae21" style:font-size-asian="14pt" style:font-size-complex="14pt"/>
    </style:style>
    <style:style style:name="P3" style:family="paragraph" style:parent-style-name="Standard">
      <style:text-properties fo:font-size="14pt" officeooo:rsid="00112f5f" officeooo:paragraph-rsid="00112f5f" style:font-size-asian="14pt" style:font-size-complex="14pt"/>
    </style:style>
    <style:style style:name="P4" style:family="paragraph" style:parent-style-name="Standard">
      <style:text-properties fo:font-size="14pt" officeooo:rsid="00137a25" officeooo:paragraph-rsid="00137a25" style:font-size-asian="14pt" style:font-size-complex="14pt"/>
    </style:style>
    <style:style style:name="P5" style:family="paragraph" style:parent-style-name="Standard">
      <style:text-properties fo:font-size="14pt" officeooo:rsid="001573ed" officeooo:paragraph-rsid="001573ed" style:font-size-asian="14pt" style:font-size-complex="14pt"/>
    </style:style>
    <style:style style:name="P6" style:family="paragraph" style:parent-style-name="Standard">
      <style:text-properties officeooo:paragraph-rsid="00137a25"/>
    </style:style>
    <style:style style:name="P7" style:family="paragraph" style:parent-style-name="Standard">
      <style:text-properties officeooo:rsid="0014a990" officeooo:paragraph-rsid="0014a990"/>
    </style:style>
    <style:style style:name="P8" style:family="paragraph" style:parent-style-name="Standard">
      <style:text-properties officeooo:rsid="0015a372" officeooo:paragraph-rsid="0015a372"/>
    </style:style>
    <style:style style:name="P9" style:family="paragraph" style:parent-style-name="Standard">
      <style:text-properties officeooo:rsid="001629e7" officeooo:paragraph-rsid="001629e7"/>
    </style:style>
    <style:style style:name="T1" style:family="text">
      <style:text-properties officeooo:rsid="00112f5f"/>
    </style:style>
    <style:style style:name="T2" style:family="text">
      <style:text-properties officeooo:rsid="001209eb"/>
    </style:style>
    <style:style style:name="T3" style:family="text">
      <style:text-properties fo:font-size="14pt" style:font-size-asian="14pt" style:font-size-complex="14pt"/>
    </style:style>
    <style:style style:name="T4" style:family="text">
      <style:text-properties fo:font-size="14pt" officeooo:rsid="00137a25" style:font-size-asian="14pt" style:font-size-complex="14pt"/>
    </style:style>
    <style:style style:name="T5" style:family="text">
      <style:text-properties fo:font-size="14pt" officeooo:rsid="0014a990" style:font-size-asian="14pt" style:font-size-complex="14pt"/>
    </style:style>
    <style:style style:name="T6" style:family="text">
      <style:text-properties fo:font-size="14pt" officeooo:rsid="001629e7"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lban HERBETTE<text:tab/><text:tab/><text:tab/><text:tab/><text:tab/>A Montpellier, </text:p>
      <text:p text:style-name="P5">0674102228<text:tab/><text:tab/><text:tab/><text:tab/><text:tab/><text:tab/><text:tab/>Le mercredi 06 septembre 2023.</text:p>
      <text:p text:style-name="P5"><text:a xlink:type="simple" xlink:href="mailto:alban.hr@hotmail.com" text:style-name="Internet_20_link" text:visited-style-name="Visited_20_Internet_20_Link">alban.hr@hotmail.com</text:a></text:p>
      <text:p text:style-name="P5">46, Av. de Maurin</text:p>
      <text:p text:style-name="P5">34000 Montpellier</text:p>
      <text:p text:style-name="P1"/>
      <text:p text:style-name="P1"/>
      <text:p text:style-name="P1"/>
      <text:p text:style-name="P1"/>
      <text:p text:style-name="P2">Madame, Monsieur, </text:p>
      <text:p text:style-name="P2">Bonjour à vous, </text:p>
      <text:p text:style-name="P2"/>
      <text:p text:style-name="P2"><text:tab/>En recherchant un <text:span text:style-name="T1">organisme</text:span> qui pourrait faire la connexion à laquelle j’aspire entre ma formation et son application de la pratique réelle, <text:span text:style-name="T1">j’ai senti une affinité avec la société Octipass. </text:span></text:p>
      <text:p text:style-name="P3">C’est dans cet esprit que je me présente à vous. </text:p>
      <text:p text:style-name="P3">J’ai en effet eu récemment l’occasion de me familiariser avec les réalisations d’Octipass, <text:span text:style-name="T2">et, ayant travaillé tout aussi récemment sur des technologies similaires, il me semble pertinent pour vous comme pour moi de nous associer. </text:span></text:p>
      <text:p text:style-name="P4"/>
      <text:p text:style-name="P6"><text:span text:style-name="T4">Mon parcours a compris des études sur les langages </text:span><text:span text:style-name="T5">Javascript</text:span><text:span text:style-name="T4">, PHP, <text:s/></text:span><text:span text:style-name="T5">sur des framework comme VueJS, MySQL, Symfony.</text:span></text:p>
      <text:p text:style-name="P7"><text:span text:style-name="T3">Cela </text:span><text:span text:style-name="T6">épicé</text:span><text:span text:style-name="T3"> d’</text:span><text:span text:style-name="T6">enseignement de </text:span><text:span text:style-name="T3">pratiques d’entreprises, MCD/MLD, diagrammes, méthodes agiles, ainsi qu’un accent bien mis sur la cohésion et le travail d’équipe, avec un travail pratique en groupe pour chaque enseignement. </text:span></text:p>
      <text:p text:style-name="P7"><text:span text:style-name="T3"/></text:p>
      <text:p text:style-name="P8"><text:span text:style-name="T3">Une chose qui ne vous aura pas échappée est que je suis en plein changement de compétence avec cette démarche. Et ce qui m’a mis sur cette lancée, c’est simplement mon environnement : mon frère, beaucoup de mes amis travaillent dans le milieu de l’IT, </text:span><text:span text:style-name="T6">et leur contact, et leurs retours m’ont enflammé dans la perspective de m’y plonger. </text:span></text:p>
      <text:p text:style-name="P8"><text:span text:style-name="T5"/></text:p>
      <text:p text:style-name="P9"><text:span text:style-name="T5">J</text:span><text:span text:style-name="T3">e reste donc ainsi à votre disposition pour tous renseignements supplémentaires. </text:span></text:p>
      <text:p text:style-name="P9"><text:span text:style-name="T3">Avec toutes mes salutations, </text:span></text:p>
      <text:p text:style-name="P9"><text:span text:style-name="T3"/></text:p>
      <text:p text:style-name="P9"><text:span text:style-name="T3">Alban Herbett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06T09:54:44.465000000</meta:creation-date>
    <dc:date>2023-09-06T12:11:16.338000000</dc:date>
    <meta:editing-duration>PT5M10S</meta:editing-duration>
    <meta:editing-cycles>1</meta:editing-cycles>
    <meta:generator>LibreOffice/7.1.6.2$Windows_x86 LibreOffice_project/0e133318fcee89abacd6a7d077e292f1145735c3</meta:generator>
    <meta:document-statistic meta:table-count="0" meta:image-count="0" meta:object-count="0" meta:page-count="1" meta:paragraph-count="16" meta:word-count="222" meta:character-count="1439" meta:non-whitespace-character-count="1211"/>
  </office:meta>
</office:document-meta>
</file>